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d3b4" officeooo:paragraph-rsid="000bd3b4"/>
    </style:style>
    <style:style style:name="P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bd3b4" officeooo:paragraph-rsid="000bd3b4"/>
    </style:style>
    <style:style style:name="P3" style:family="paragraph" style:parent-style-name="Title">
      <style:text-properties officeooo:rsid="000bd3b4" officeooo:paragraph-rsid="000bd3b4"/>
    </style:style>
    <style:style style:name="P4" style:family="paragraph" style:parent-style-name="Subtitle">
      <style:text-properties officeooo:rsid="000bd3b4" officeooo:paragraph-rsid="000bd3b4"/>
    </style:style>
    <style:style style:name="P5" style:family="paragraph" style:parent-style-name="Text_20_body">
      <style:text-properties officeooo:rsid="000d41db" officeooo:paragraph-rsid="000d41db"/>
    </style:style>
    <style:style style:name="P6" style:family="paragraph" style:parent-style-name="Text_20_body" style:list-style-name="L1">
      <style:text-properties officeooo:rsid="000d41db" officeooo:paragraph-rsid="000d41db"/>
    </style:style>
    <style:style style:name="T1" style:family="text">
      <style:text-properties officeooo:rsid="000d41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FC <text:span text:style-name="T1">458</text:span></text:p>
      <text:p text:style-name="P1"/>
      <text:p text:style-name="P4"><text:span text:style-name="T1">Mail Retrieval via FTP</text:span> ( 197<text:span text:style-name="T1">3</text:span>)</text:p>
      <text:p text:style-name="P2"/>
      <text:p text:style-name="P1"/>
      <text:p text:style-name="P5">Two new FTP commands were introduced for mail purposes:</text:p>
      <text:list xml:id="list281503205" text:style-name="L1">
        <text:list-item>
          <text:p text:style-name="P6">ReadMailFile</text:p>
        </text:list-item>
        <text:list-item>
          <text:p text:style-name="P6">ReadMail</text:p>
        </text:list-item>
      </text:list>
      <text:p text:style-name="P5"/>
      <text:p text:style-name="P5">These commands allow a user to read his mail at one or more sites without incurring the overhead of logging in. </text:p>
      <text:p text:style-name="P5">The user might go further and create a program to go around to all server sites and retrieve his mail for him. 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23:11:41.973567931</meta:creation-date>
    <dc:date>2019-04-20T00:25:05.030923443</dc:date>
    <meta:editing-duration>PT6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4" meta:character-count="339" meta:non-whitespace-character-count="282"/>
  </office:meta>
</office:document-meta>
</file>